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office:font-face-decls>
  <office:automatic-styles>
    <style:style style:name="P1" style:family="paragraph" style:parent-style-name="Footnote">
      <style:text-properties officeooo:paragraph-rsid="001e8f0b"/>
    </style:style>
    <style:style style:name="P2" style:family="paragraph" style:parent-style-name="Footnote">
      <style:text-properties fo:color="#666666" loext:opacity="100%" officeooo:paragraph-rsid="001e8f0b"/>
    </style:style>
    <style:style style:name="P3" style:family="paragraph" style:parent-style-name="Footnote">
      <style:text-properties officeooo:rsid="0421bbfc" officeooo:paragraph-rsid="002088b5"/>
    </style:style>
    <style:style style:name="P4" style:family="paragraph" style:parent-style-name="Footnote">
      <style:text-properties fo:font-style="normal" officeooo:rsid="04f9c0aa" officeooo:paragraph-rsid="002088b5" style:font-style-asian="normal" style:font-style-complex="normal"/>
    </style:style>
    <style:style style:name="P5" style:family="paragraph" style:parent-style-name="Standard">
      <style:text-properties fo:color="#000000" loext:opacity="100%" fo:font-weight="normal" officeooo:rsid="02a991dd" officeooo:paragraph-rsid="0021a936" style:font-weight-asian="normal" style:font-weight-complex="normal"/>
    </style:style>
    <style:style style:name="P6" style:family="paragraph" style:parent-style-name="Standard">
      <style:text-properties fo:color="#ff4000" loext:opacity="100%" fo:font-weight="normal" officeooo:rsid="006fbec8" officeooo:paragraph-rsid="0021a936" style:font-weight-asian="normal" style:font-weight-complex="normal"/>
    </style:style>
    <style:style style:name="P7" style:family="paragraph" style:parent-style-name="Standard">
      <style:text-properties fo:color="#ff4000" loext:opacity="100%" fo:font-weight="normal" officeooo:rsid="011d20f8" officeooo:paragraph-rsid="0021a936" style:font-weight-asian="normal" style:font-weight-complex="normal"/>
    </style:style>
    <style:style style:name="P8" style:family="paragraph" style:parent-style-name="Standard">
      <style:text-properties fo:color="#ff4000" loext:opacity="100%" style:text-underline-style="none" fo:font-weight="normal" officeooo:rsid="006fbec8" officeooo:paragraph-rsid="0021a936" style:font-weight-asian="normal" style:font-weight-complex="normal"/>
    </style:style>
    <style:style style:name="P9" style:family="paragraph" style:parent-style-name="Standard">
      <style:text-properties officeooo:paragraph-rsid="0021a936"/>
    </style:style>
    <style:style style:name="P10" style:family="paragraph" style:parent-style-name="Standard">
      <style:text-properties fo:color="#ff4000" loext:opacity="100%" style:text-underline-style="none" officeooo:rsid="006eb73e" officeooo:paragraph-rsid="0021a936"/>
    </style:style>
    <style:style style:name="P11" style:family="paragraph" style:parent-style-name="Standard">
      <style:text-properties fo:color="#ff4000" loext:opacity="100%" style:text-underline-style="none" officeooo:rsid="0052b987" officeooo:paragraph-rsid="0021a936"/>
    </style:style>
    <style:style style:name="P12" style:family="paragraph" style:parent-style-name="Standard">
      <style:text-properties fo:color="#ff4000" loext:opacity="100%" style:text-underline-style="none" officeooo:rsid="005328dd" officeooo:paragraph-rsid="0021a936"/>
    </style:style>
    <style:style style:name="P13" style:family="paragraph" style:parent-style-name="Standard">
      <style:text-properties style:text-underline-style="none" officeooo:rsid="01ca3e5f" officeooo:paragraph-rsid="0022b211"/>
    </style:style>
    <style:style style:name="P14" style:family="paragraph" style:parent-style-name="Standard">
      <style:text-properties style:text-underline-style="none" fo:font-weight="normal" officeooo:rsid="0285cf56" officeooo:paragraph-rsid="0022b905" style:font-weight-asian="normal" style:font-weight-complex="normal"/>
    </style:style>
    <style:style style:name="P15" style:family="paragraph" style:parent-style-name="Standard">
      <style:text-properties style:text-underline-style="none" fo:font-weight="normal" officeooo:rsid="053f005d" officeooo:paragraph-rsid="0022b905" style:font-weight-asian="normal" style:font-weight-complex="normal"/>
    </style:style>
    <style:style style:name="P16" style:family="paragraph" style:parent-style-name="Standard">
      <style:text-properties style:text-underline-style="none" officeooo:rsid="00502dfd" officeooo:paragraph-rsid="0022b905"/>
    </style:style>
    <style:style style:name="P17" style:family="paragraph" style:parent-style-name="Standard">
      <style:text-properties style:text-underline-style="none" officeooo:rsid="0269331c" officeooo:paragraph-rsid="0022b905"/>
    </style:style>
    <style:style style:name="P18" style:family="paragraph" style:parent-style-name="Standard">
      <style:text-properties officeooo:paragraph-rsid="0022b905"/>
    </style:style>
    <style:style style:name="P19" style:family="paragraph" style:parent-style-name="Standard">
      <style:text-properties style:text-underline-style="none" officeooo:rsid="02bd28bc" officeooo:paragraph-rsid="0022b905"/>
    </style:style>
    <style:style style:name="P20" style:family="paragraph" style:parent-style-name="Standard">
      <style:text-properties fo:color="#000000" loext:opacity="100%" style:font-name="Liberation Serif" fo:font-style="normal" style:text-underline-style="none" fo:font-weight="normal" officeooo:rsid="063c1227" officeooo:paragraph-rsid="0022c27f" style:font-style-asian="normal" style:font-weight-asian="normal" style:font-style-complex="normal" style:font-weight-complex="normal"/>
    </style:style>
    <style:style style:name="P21" style:family="paragraph" style:parent-style-name="Standard">
      <style:text-properties officeooo:paragraph-rsid="0024ba92"/>
    </style:style>
    <style:style style:name="P22" style:family="paragraph" style:parent-style-name="Standard">
      <style:text-properties fo:color="#000000" loext:opacity="100%" style:font-name="Liberation Serif" fo:font-style="normal" style:text-underline-style="none" fo:font-weight="normal" officeooo:rsid="063c1227" officeooo:paragraph-rsid="0024ba92" style:font-style-asian="normal" style:font-weight-asian="normal" style:font-style-complex="normal" style:font-weight-complex="normal"/>
    </style:style>
    <style:style style:name="P23" style:family="paragraph" style:parent-style-name="Standard">
      <style:text-properties fo:color="#000000" loext:opacity="100%" style:font-name="Liberation Serif" fo:font-style="normal" style:text-underline-style="none" fo:font-weight="normal" officeooo:rsid="063c1227" officeooo:paragraph-rsid="0025617d" style:font-style-asian="normal" style:font-weight-asian="normal" style:font-style-complex="normal" style:font-weight-complex="normal"/>
    </style:style>
    <style:style style:name="P24" style:family="paragraph" style:parent-style-name="Standard">
      <style:text-properties officeooo:paragraph-rsid="0026484a"/>
    </style:style>
    <style:style style:name="P25" style:family="paragraph" style:parent-style-name="Standard" style:list-style-name="L1">
      <style:text-properties officeooo:paragraph-rsid="0026484a"/>
    </style:style>
    <style:style style:name="P26" style:family="paragraph" style:parent-style-name="Standard">
      <style:text-properties fo:color="#bf0041" loext:opacity="100%" officeooo:paragraph-rsid="0026484a"/>
    </style:style>
    <style:style style:name="P27" style:family="paragraph" style:parent-style-name="Standard">
      <style:text-properties fo:color="#000000" loext:opacity="100%" officeooo:paragraph-rsid="00268216"/>
    </style:style>
    <style:style style:name="P28" style:family="paragraph" style:parent-style-name="Standard">
      <style:text-properties fo:color="#000000" loext:opacity="100%" style:text-underline-style="solid" style:text-underline-width="auto" style:text-underline-color="font-color" officeooo:paragraph-rsid="00268216" style:text-underline-mode="continuous" style:text-overline-mode="continuous" style:text-line-through-mode="continuous"/>
    </style:style>
    <style:style style:name="P29" style:family="paragraph" style:parent-style-name="Standard" style:list-style-name="L2">
      <style:text-properties officeooo:paragraph-rsid="00268216"/>
    </style:style>
    <style:style style:name="P30" style:family="paragraph" style:parent-style-name="Standard" style:list-style-name="L2">
      <style:text-properties fo:color="#000000" loext:opacity="100%" officeooo:paragraph-rsid="00268216"/>
    </style:style>
    <style:style style:name="P31" style:family="paragraph" style:parent-style-name="Standard">
      <style:text-properties officeooo:paragraph-rsid="00268216"/>
    </style:style>
    <style:style style:name="P32" style:family="paragraph" style:parent-style-name="Standard" style:list-style-name="L3">
      <style:text-properties fo:color="#000000" loext:opacity="100%" officeooo:paragraph-rsid="00268216"/>
    </style:style>
    <style:style style:name="T1" style:family="text">
      <style:text-properties fo:color="#666666" loext:opacity="100%"/>
    </style:style>
    <style:style style:name="T2" style:family="text">
      <style:text-properties fo:color="#666666" loext:opacity="100%" fo:font-style="italic" style:font-style-asian="italic" style:font-style-complex="italic"/>
    </style:style>
    <style:style style:name="T3" style:family="text">
      <style:text-properties fo:color="#666666" loext:opacity="100%" officeooo:rsid="0114cb93"/>
    </style:style>
    <style:style style:name="T4" style:family="text">
      <style:text-properties officeooo:rsid="042a1f6f"/>
    </style:style>
    <style:style style:name="T5" style:family="text">
      <style:text-properties fo:font-style="italic" officeooo:rsid="042a1f6f" style:font-style-asian="italic" style:font-style-complex="italic"/>
    </style:style>
    <style:style style:name="T6" style:family="text">
      <style:text-properties fo:font-style="normal" officeooo:rsid="042a1f6f" style:font-style-asian="normal" style:font-style-complex="normal"/>
    </style:style>
    <style:style style:name="T7" style:family="text">
      <style:text-properties fo:font-style="normal" officeooo:rsid="04f728e5" style:font-style-asian="normal" style:font-style-complex="normal"/>
    </style:style>
    <style:style style:name="T8" style:family="text">
      <style:text-properties fo:font-style="normal" officeooo:rsid="04f84fac" style:font-style-asian="normal" style:font-style-complex="normal"/>
    </style:style>
    <style:style style:name="T9" style:family="text">
      <style:text-properties fo:font-style="normal" officeooo:rsid="04fb0616" style:font-style-asian="normal" style:font-style-complex="normal"/>
    </style:style>
    <style:style style:name="T10" style:family="text">
      <style:text-properties fo:font-style="normal" officeooo:rsid="04f9c0aa" style:font-style-asian="normal" style:font-style-complex="normal"/>
    </style:style>
    <style:style style:name="T11" style:family="text">
      <style:text-properties officeooo:rsid="04431b69"/>
    </style:style>
    <style:style style:name="T12" style:family="text">
      <style:text-properties officeooo:rsid="04457545"/>
    </style:style>
    <style:style style:name="T13" style:family="text">
      <style:text-properties officeooo:rsid="04450e37"/>
    </style:style>
    <style:style style:name="T14" style:family="text">
      <style:text-properties fo:font-variant="normal" fo:text-transform="none" style:font-name="Liberation Serif" fo:font-size="12pt" fo:letter-spacing="normal" fo:font-style="normal" style:text-underline-style="none" officeooo:rsid="014fb0b3" style:font-size-asian="12pt" style:font-style-asian="normal" style:font-size-complex="12pt" style:font-style-complex="normal"/>
    </style:style>
    <style:style style:name="T15" style:family="text">
      <style:text-properties fo:font-variant="normal" fo:text-transform="none" style:text-position="super 67%" style:font-name="Liberation Serif" fo:font-size="12pt" fo:letter-spacing="normal" fo:font-style="normal" style:text-underline-style="none" officeooo:rsid="014fb0b3" style:font-size-asian="12pt" style:font-style-asian="normal" style:font-size-complex="12pt" style:font-style-complex="normal"/>
    </style:style>
    <style:style style:name="T16" style:family="text">
      <style:text-properties officeooo:rsid="02003990"/>
    </style:style>
    <style:style style:name="T17" style:family="text">
      <style:text-properties officeooo:rsid="020176bd"/>
    </style:style>
    <style:style style:name="T18" style:family="text">
      <style:text-properties fo:color="#ff4000" loext:opacity="100%" fo:font-weight="normal" officeooo:rsid="006fbec8" style:font-weight-asian="normal" style:font-weight-complex="normal"/>
    </style:style>
    <style:style style:name="T19" style:family="text">
      <style:text-properties fo:color="#ff4000" loext:opacity="100%" fo:font-weight="normal" officeooo:rsid="00740f8f" style:font-weight-asian="normal" style:font-weight-complex="normal"/>
    </style:style>
    <style:style style:name="T20" style:family="text">
      <style:text-properties fo:color="#ff4000" loext:opacity="100%" fo:font-weight="normal" officeooo:rsid="00707f76" style:font-weight-asian="normal" style:font-weight-complex="normal"/>
    </style:style>
    <style:style style:name="T21" style:family="text">
      <style:text-properties fo:color="#ff4000" loext:opacity="100%" fo:font-family="Bukyvede" style:font-pitch="variable" fo:font-weight="normal" officeooo:rsid="006fbec8" style:font-weight-asian="normal" style:font-weight-complex="normal"/>
    </style:style>
    <style:style style:name="T22" style:family="text">
      <style:text-properties fo:color="#ff4000" loext:opacity="100%" style:font-name="Liberation Serif" fo:font-weight="normal" officeooo:rsid="00722373" style:font-weight-asian="normal" style:font-weight-complex="normal"/>
    </style:style>
    <style:style style:name="T23" style:family="text">
      <style:text-properties fo:color="#ff4000" loext:opacity="100%" style:font-name="Liberation Serif" fo:font-weight="normal" officeooo:rsid="00740f8f" style:font-weight-asian="normal" style:font-weight-complex="normal"/>
    </style:style>
    <style:style style:name="T24" style:family="text">
      <style:text-properties fo:color="#ff4000" loext:opacity="100%" fo:font-weight="normal" officeooo:rsid="0071da0f" style:font-weight-asian="normal" style:font-weight-complex="normal"/>
    </style:style>
    <style:style style:name="T25" style:family="text">
      <style:text-properties fo:color="#ff4000" loext:opacity="100%" fo:font-family="Bukyvede" style:font-pitch="variable" fo:font-weight="normal" officeooo:rsid="0071da0f" style:font-weight-asian="normal" style:font-weight-complex="normal"/>
    </style:style>
    <style:style style:name="T26" style:family="text">
      <style:text-properties fo:color="#ff4000" loext:opacity="100%" fo:font-weight="normal" officeooo:rsid="00722373" style:font-weight-asian="normal" style:font-weight-complex="normal"/>
    </style:style>
    <style:style style:name="T27" style:family="text">
      <style:text-properties fo:color="#ff4000" loext:opacity="100%" fo:font-weight="normal" officeooo:rsid="00ab5804" style:font-weight-asian="normal" style:font-weight-complex="normal"/>
    </style:style>
    <style:style style:name="T28" style:family="text">
      <style:text-properties fo:color="#ff4000" loext:opacity="100%" fo:font-weight="normal" officeooo:rsid="00ac34a7" style:font-weight-asian="normal" style:font-weight-complex="normal"/>
    </style:style>
    <style:style style:name="T29" style:family="text">
      <style:text-properties fo:color="#ff4000" loext:opacity="100%" fo:font-family="Bukyvede" style:font-pitch="variable" fo:font-weight="normal" officeooo:rsid="00ac34a7" style:font-weight-asian="normal" style:font-weight-complex="normal"/>
    </style:style>
    <style:style style:name="T30" style:family="text">
      <style:text-properties style:font-name="Liberation Serif"/>
    </style:style>
    <style:style style:name="T31" style:family="text">
      <style:text-properties style:font-name="Liberation Serif" officeooo:rsid="009f616e"/>
    </style:style>
    <style:style style:name="T32" style:family="text">
      <style:text-properties style:font-name="Liberation Serif" officeooo:rsid="00a0a933"/>
    </style:style>
    <style:style style:name="T33" style:family="text">
      <style:text-properties fo:font-family="Bukyvede" style:font-pitch="variable" officeooo:rsid="00a0a933"/>
    </style:style>
    <style:style style:name="T34" style:family="text">
      <style:text-properties fo:font-family="Bukyvede" officeooo:rsid="00a0a933"/>
    </style:style>
    <style:style style:name="T35" style:family="text">
      <style:text-properties style:font-name="Liberation Serif" officeooo:rsid="00a15e37"/>
    </style:style>
    <style:style style:name="T36" style:family="text">
      <style:text-properties officeooo:rsid="00544ebf"/>
    </style:style>
    <style:style style:name="T37" style:family="text">
      <style:text-properties officeooo:rsid="027e7311"/>
    </style:style>
    <style:style style:name="T38" style:family="text">
      <style:text-properties fo:font-style="italic" style:font-style-asian="italic" style:font-style-complex="italic"/>
    </style:style>
    <style:style style:name="T39" style:family="text">
      <style:text-properties officeooo:rsid="02105f36"/>
    </style:style>
    <style:style style:name="T40" style:family="text">
      <style:text-properties officeooo:rsid="02caf3f7"/>
    </style:style>
    <style:style style:name="T41" style:family="text">
      <style:text-properties officeooo:rsid="029e958f"/>
    </style:style>
    <style:style style:name="T42" style:family="text">
      <style:text-properties officeooo:rsid="02a6c3a2"/>
    </style:style>
    <style:style style:name="T43" style:family="text">
      <style:text-properties officeooo:rsid="029ff833"/>
    </style:style>
    <style:style style:name="T44" style:family="text">
      <style:text-properties style:text-underline-style="solid" style:text-underline-width="auto" style:text-underline-color="font-color" officeooo:rsid="029e958f"/>
    </style:style>
    <style:style style:name="T45" style:family="text">
      <style:text-properties officeooo:rsid="02a293ff"/>
    </style:style>
    <style:style style:name="T46" style:family="text">
      <style:text-properties officeooo:rsid="02a365c0"/>
    </style:style>
    <style:style style:name="T47" style:family="text">
      <style:text-properties officeooo:rsid="02a6801a"/>
    </style:style>
    <style:style style:name="T48" style:family="text">
      <style:text-properties officeooo:rsid="04254ca2"/>
    </style:style>
    <style:style style:name="T49" style:family="text">
      <style:text-properties style:text-position="super 58%"/>
    </style:style>
    <style:style style:name="T50" style:family="text">
      <style:text-properties officeooo:rsid="02688c3e"/>
    </style:style>
    <style:style style:name="T51" style:family="text">
      <style:text-properties officeooo:rsid="02a1a489"/>
    </style:style>
    <style:style style:name="T52" style:family="text">
      <style:text-properties style:text-underline-style="none" officeooo:rsid="0269331c"/>
    </style:style>
    <style:style style:name="T53" style:family="text">
      <style:text-properties style:text-underline-style="none" officeooo:rsid="027ce899"/>
    </style:style>
    <style:style style:name="T54" style:family="text">
      <style:text-properties style:text-underline-style="none" officeooo:rsid="054cb6dd"/>
    </style:style>
    <style:style style:name="T55" style:family="text">
      <style:text-properties style:text-outline="false" style:text-line-through-style="none" style:text-line-through-type="none" fo:font-family="Arial" style:font-family-generic="roman" style:font-pitch="variable" fo:font-size="10pt" fo:font-style="normal" fo:text-shadow="none" style:text-underline-style="none" fo:font-weight="normal" style:font-size-asian="10pt" style:font-style-asian="normal" style:font-weight-asian="normal" style:text-emphasize="none"/>
    </style:style>
    <style:style style:name="T56" style:family="text">
      <style:text-properties officeooo:rsid="063d8f70"/>
    </style:style>
    <style:style style:name="T57" style:family="text">
      <style:text-properties officeooo:rsid="0684e5d6"/>
    </style:style>
    <style:style style:name="T58" style:family="text">
      <style:text-properties officeooo:rsid="063f6e28"/>
    </style:style>
    <style:style style:name="T59" style:family="text">
      <style:text-properties officeooo:rsid="06402952"/>
    </style:style>
    <style:style style:name="T60" style:family="text">
      <style:text-properties style:text-position="super 67%"/>
    </style:style>
    <style:style style:name="T61" style:family="text">
      <style:text-properties style:font-name-asian="Liberation Serif" style:font-name-complex="Liberation Serif"/>
    </style:style>
    <style:style style:name="T62" style:family="text">
      <style:text-properties fo:font-family="Bukyvede" style:font-family-generic="system" style:font-pitch="variable" style:font-family-asian="Bukyvede" style:font-family-generic-asian="system" style:font-pitch-asian="variable" style:font-family-complex="Bukyvede" style:font-family-generic-complex="system" style:font-pitch-complex="variable"/>
    </style:style>
    <style:style style:name="T63" style:family="text">
      <style:text-properties fo:color="#000000" loext:opacity="100%"/>
    </style:style>
    <style:style style:name="T64" style:family="text">
      <style:text-properties fo:color="#000000" loext:opacity="100%" style:text-underline-style="solid" style:text-underline-width="auto" style:text-underline-color="font-color" style:text-underline-mode="continuous" style:text-overline-mode="continuous" style:text-line-through-mode="continuous"/>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his is commonly assumed to be a Turkic loan, cognate with e.g. Kazakh </text:span><text:span text:style-name="T2">сырға</text:span><text:span text:style-name="T1">, but the fact that it appears in Slavic with front-vowels (Ru. </text:span><text:span text:style-name="T2">серьга</text:span><text:span text:style-name="T1">), unlike its back-voweled Common Turkic cognates, and the fact that it was borrowed early enough to undergo PV3 at all, suggests that Vasmer's derivation of it from "Old Chuvash" (i.e. some form of Oghur or Bulgar Turkic) is correct, and it thus belongs to an earlier layer of Turkic loans than those borrowed from the Kipchak dialects of the Polovtsians</text:span><text:span text:style-name="T3"> (</text:span><text:span text:style-name="T1">e.g. Ru. </text:span><text:span text:style-name="T2">камыш</text:span><text:span text:style-name="T1"> &lt; *qamış (&gt; Kaz. </text:span><text:span text:style-name="T2">қамыс</text:span><text:span text:style-name="T1">).)</text:span></text:p>
      <text:p text:style-name="P2"/>
      <text:p text:style-name="P2"/>
      <text:p text:style-name="P2"/>
      <text:p text:style-name="P3"><text:span text:style-name="T4">Thus it would technically be possible to derive the modern Russian dat. pl. of LCS *vьsь ‘village’ (</text:span><text:span text:style-name="T5">ве́сям)</text:span><text:span text:style-name="T6"> from **vьxamъ (&gt;</text:span><text:span text:style-name="T7">*</text:span><text:span text:style-name="T6">vьśamъ &gt;</text:span><text:span text:style-name="T7">*v’s’am, </text:span><text:span text:style-name="T8">if we ignore the levelling of the stem to /ves’/ based on the nom. sg. where the </text:span><text:span text:style-name="T9">stem</text:span><text:span text:style-name="T8">-jer was strong), but </text:span><text:span text:style-name="T10">this wouldn’t work as an LCS reconstruction since *ś in most of OCS seems to simply harden to /s/:</text:span></text:p>
      <text:p text:style-name="P4"/>
      <text:p text:style-name="P4">Numerous spellings in Supr. like боура &lt;*buŕǢ, о҄укараѥ͑тъ <text:s/>&lt;*ukaŕǢjetъ, мороу &lt;*moŕu etc., however, point to a hardening of LCS <text:span text:style-name="T11">palatal </text:span>*ŕ to plain /r/, so it’s difficult to know whether звѣрѣ spellings stem from a genuine /zvěŕa/ form in the history of the language, or if they instead represent synchronic /zvěra/, i.e. with a hard o-stem ending, but with confusion by the scribe between &lt;ра&gt; <text:span text:style-name="T12">and</text:span> &lt;рꙗ&gt;/&lt;рѣ&gt; spellings for what in his/her <text:span text:style-name="T13">dialect</text:span> would’ve all been /ra/.</text:p>
      <text:p text:style-name="P4"/>
      <text:p text:style-name="P5"><text:span text:style-name="Default_20_Paragraph_20_Font"><text:span text:style-name="T14">A more extreme example would be the modern standard Bulgarian 1</text:span></text:span><text:span text:style-name="Default_20_Paragraph_20_Font"><text:span text:style-name="T15">st</text:span></text:span><text:span text:style-name="Default_20_Paragraph_20_Font"><text:span text:style-name="T14">. pres. sg. ending of original class IV verbs: </text:span></text:span></text:p>
      <text:p text:style-name="P6"/>
      <text:p text:style-name="P6">//<text:span text:style-name="T16">this is </text:span><text:span text:style-name="T17">just rough unstructured ideas, some of which may already have been incorporated into the text above</text:span></text:p>
      <text:p text:style-name="P6"/>
      <text:p text:style-name="P7">For example, if the phonotactic rules of our theoretical LCS system allow the sequence /ŕǢ/ (palatal /ŕ/ &lt; *rj + the archiphoneme /Ǣ/) to occur, then a morphological change which replaces the sequence /ri/ with /ŕǢ/ is of no concern, because both are equally valid LCS. If, however, the same type of morphological change were to </text:p>
      <text:p text:style-name="P8"/>
      <text:p text:style-name="P9"><text:span text:style-name="T18">For example, whether or not </text:span><text:span text:style-name="T19">there actually existed at the LCS stage a</text:span><text:span text:style-name="T18"> </text:span><text:span text:style-name="T20">mechanism for deriving </text:span><text:span text:style-name="T18">secondary-imperfective verb</text:span><text:span text:style-name="T20">s like OCS</text:span><text:span text:style-name="T18"> </text:span><text:span text:style-name="T21">разарꙗти</text:span><text:span text:style-name="T22"> </text:span><text:span text:style-name="T23">&lt;*orzaŕǢti</text:span><text:span text:style-name="T24"> from the prefixed </text:span><text:span text:style-name="T25">разорити</text:span><text:span text:style-name="T24"> </text:span><text:span text:style-name="T26">*</text:span><text:span text:style-name="T19">orzoriti is irrelevant, because LCS /</text:span><text:span text:style-name="T23">orzaŕǢti/ does not violate the rule of LCS phonotactics: palatal /ŕ/ can be followed by /Ǣ/ </text:span><text:span text:style-name="T19"><text:s/></text:span><text:span text:style-name="T27">because such a combination exists in the paradigms of wholly securely reconstructable jo-stem nouns, e.g. nt. gen. sg. *moŕǢ</text:span><text:span text:style-name="T28"> (&gt; Pol. morza, OCS </text:span><text:span text:style-name="T29">морꙗ</text:span><text:span text:style-name="T28">, Ru. моря, etc.)</text:span></text:p>
      <text:p text:style-name="P10"/>
      <text:p text:style-name="P11"><text:span text:style-name="T30">In the case of Supr. Gsg. masc. ꙁвѣрѣ, for an original i-stem (звѣри &lt;*zvěri),</text:span><text:span text:style-name="T31"> a direct LCS ancestor for the attested form can still be given (*zvěŕǢ), because palatal /ŕ/ already exists in our LCS system, and one plausible explanation for this form is that the Eastern Bulgarian dialect underlying Suprasliensis developed secondary palatalisation of LCS plain *r before front-vowels, which was then phonemicised after the fall of word-final front-jers, and that newly-palatalised /r'/ fell together with original LCS palatal /ŕ/, so that the nom. sg. *zvěrь became /zvěr'/, </text:span><text:span text:style-name="T32">and its stem now </text:span><text:span text:style-name="T31">end</text:span><text:span text:style-name="T32">ed</text:span><text:span text:style-name="T31"> on the same consonant </text:span><text:span text:style-name="T32">/r'/ </text:span><text:span text:style-name="T31">as</text:span><text:span text:style-name="T32"> original ja- and jo-stems ending on LCS *ŕ like </text:span><text:span text:style-name="T33">мор</text:span><text:span text:style-name="T34">҄</text:span><text:span text:style-name="T33">е</text:span><text:span text:style-name="T32"> and </text:span><text:span text:style-name="T33">боурꙗ</text:span><text:span text:style-name="T35">, so it began to be inflected as a jo-stem masculine instead of an i-stem. </text:span></text:p>
      <text:p text:style-name="P11"/>
      <text:p text:style-name="P11"/>
      <text:p text:style-name="P12">It should be emphasised that the historical reality of our reconstructions is only of concern at the phonological level<text:span text:style-name="T36">, that is, phonemes and phonotactics; the plausibility of higher-level structures built out of these units, <text:s/></text:span></text:p>
      <text:p text:style-name="P12"/>
      <text:p text:style-name="P12"/>
      <text:p text:style-name="P13">Autoreconstructed forms are actually built out of a pre-dejotation stage, with dejotation applied as a post-processing step, because this greatly simplifies the inflectional morphology in places like the past-active-participle <text:span text:style-name="T37">and 1sg pres. indic.</text:span> of class IV (-iti) verbs: we can just use the desinences <text:s/>*‑jь <text:span text:style-name="T37">and *jǫ</text:span> regardless of stem-consonant, and then apply dejotation later in a post-processing step <text:soft-page-break/>that every word undergoes, rather than needing a whole set of consonant-mutation rules for these endings. Therefore it would be possible to allow searching based on pre-dejotation forms, but in the case of *sj, *zj wider Indo-European evidence is needed to distinguish their LCS /š ž/ reflexes from the identical outputs of PV1 (e.g. Gothic <text:span text:style-name="T38">siujan</text:span> confirms an ECS form *sjū-tei for the verb *šiti), which it is outside the scope of this project to consider, as the goal here is to enable investigations of actual texts, for which such ECS differences are irrelevant. I cannot<text:span text:style-name="T39"> therefore</text:span> consistently offer pre-dejotation reconstructions, because stems containing reflexes of *sj and *zj are only ever reconstructed with š ž.</text:p>
      <text:p text:style-name="P13"/>
      <text:p text:style-name="P14">- <text:span text:style-name="T40">related is derivation-morphology difficulties such as whether adjective *voĺьnъ should have a palatal /ĺ/, or whether the *voĺǢ is specifically differentiated from the root *vol- by a *-jǢ noun-forming suffix. Spellings are similarly suggestive of *voĺ-</text:span></text:p>
      <text:p text:style-name="P14"/>
      <text:p text:style-name="P14">-<text:span text:style-name="T41">Talk about the pres. forms of *telћi and link back to the discussion about the difficulties with syllabic *ĺ̥, saying that Derksen and the two Czech dictionaries cite <text:s/>*tl̥kǫ forms, and that Zogr. mostly spells this group with &lt;лъ&gt; as well, </text:span><text:span text:style-name="T42">which </text:span><text:span text:style-name="T43">would suggest an switch from e- to o-grade ablaut between the full-grade and zero-grade stems,</text:span><text:span text:style-name="T41"> but also that the issue is confounded by the existence of an o-grade form of the verb *tolћi suggested by the PPP form ⱀⰵⱂⱃⱁ</text:span><text:span text:style-name="T44">ⱅⰾⰰⱍ</text:span><text:span text:style-name="T41">ⰵⱀⱘⱙ &lt;*pro</text:span><text:span text:style-name="T44">tolč</text:span><text:span text:style-name="T41">enǫjǫ in Psal. Psalm 138</text:span></text:p>
      <text:p text:style-name="P14"/>
      <text:p text:style-name="P14">-<text:span text:style-name="T45">The seeming impossibility of reconstructing aberrations like Supr. жласти, жладьба, from what can only be an original *geld- root and likely a Germanic loan (cf. 1X жлѣдетъ in the same text, or OR </text:span><text:span text:style-name="T46">желести) </text:span><text:span text:style-name="T47">are real barriers to </text:span><text:span text:style-name="T45"><text:s text:c="2"/></text:span></text:p>
      <text:p text:style-name="P14"/>
      <text:p text:style-name="P14">-<text:span text:style-name="T48">Could use нарицати as example of too coarse-grained lemmatisation in TOROT</text:span></text:p>
      <text:p text:style-name="P14"/>
      <text:p text:style-name="P15">-Psalm 84 сърѣтете tagged as present, which means it gets reconstructed as sъręћete, when it’s clearly aorist 3<text:span text:style-name="T49">rd</text:span> dual</text:p>
      <text:p text:style-name="P14"/>
      <text:p text:style-name="P16">-<text:span text:style-name="T50">Mention the problems with my class “16” verbs in the morphology-section – i.e. , PAPs in /v/ aren’t very realistic for *žьńǫ, bastard Suprasliensis has PPP заклатъ </text:span><text:span text:style-name="T51">(a noisome foulness)</text:span><text:span text:style-name="T50">, etc.</text:span></text:p>
      <text:p text:style-name="P17">-Could talk about the impossibility of dealing with sъmęšę deviances of S-aorist sъmęsę (vs. sъmętǫ sъmętošę), since unlike with nasal-stems, the deviance-slot here is taken up with the -ox- aorists, leaving no room for deviantly-RUKI’d S-aorists</text:p>
      <text:p text:style-name="P17"/>
      <text:p text:style-name="P18"><text:span text:style-name="T52">-</text:span><text:span text:style-name="T53">Could use the овьсяныи OR adjective as another example of derivational-morphology made possible only be the rise of soft /s’/ (if it can be confirmed that the *ěnъ adjectival suffix in e.g. </text:span><text:span text:style-name="T54">Supr.</text:span><text:span text:style-name="T53"> оловѣнъ ‘leaden’, </text:span><text:span text:style-name="T55">власѣнъ</text:span><text:span text:style-name="T53"> ‘</text:span><text:span text:style-name="T54">made of horsehair’, </text:span><text:span text:style-name="T53">is LCS)</text:span></text:p>
      <text:p text:style-name="P17"/>
      <text:p text:style-name="P19">-възлакати would be a good one to use to talk about the unmetathesised groups like *old-, *olk- etc., because the “corpus-forms” table of my thing shows many examples of metathesised and unmetathesised forms</text:p>
      <text:p text:style-name="P19"/>
      <text:p text:style-name="P20">This ability to produce full LCS paradigms has numerous advantages: <text:span text:style-name="T56">since the point of the reconstruct</text:span><text:span text:style-name="T57">ions</text:span><text:span text:style-name="T56"> is to encode all the information that produces the later </text:span><text:span text:style-name="T57">actually attested</text:span><text:span text:style-name="T56"> forms, we can trivially easily convert them into not only “normalised” OCS, as shown above, but also </text:span><text:span text:style-name="T58">into synthetic versions of any other early dialect form (to the extent that we understand </text:span><text:span text:style-name="T57">said dialect’s</text:span><text:span text:style-name="T58"> phonological </text:span><text:span text:style-name="T59">and orthographic systems</text:span><text:span text:style-name="T58">).</text:span></text:p>
      <text:p text:style-name="P20"/>
      <text:p text:style-name="P21">- add stuff like inflection-class dropdown to the interface so all the same type can be highlighted, preferably with group-categories (e.g. class 1 verbs) so that not every minute category always needs to be separated. Add the same to a much-more powerful and controllable advanced search function.</text:p>
      <text:p text:style-name="P21"><text:soft-page-break/></text:p>
      <text:p text:style-name="P21">- Write the section on automatic morphology-tagging and try to improve on the latst results from Rabus etc. by better normalisation, and use that to do a good first-pass at Assemanianus (better than the current TnT version which is only barely better than Eckhoff Beautiful Friendship bullshit).</text:p>
      <text:p text:style-name="P21"/>
      <text:p text:style-name="P21">- Study also Rabus’ experiments with Transkribus for automatic transliteration, and use that to 1.) allign Eckhoff’s digitisations with the manuscripts, so that the publicly-available manuscript photographs for most of her texts can be offered in the web-interface, and 2.) transcribe interesting texts like the Galician Gospels; produce proper digital version of Ostromir’s Gospel (the simnplified text exists on the Russian National Library website, so Transkribus would only be needed to add back in the detail). Get the digital version of the Izborniki from the Bulgarians.</text:p>
      <text:p text:style-name="P22">THese early East Slavic copies will be most valuable for studies into the phonology of consonant-palatalisation; specifically differences from OCS in the spellings of things like reflex of *ьga *ьxa *ьgǫ *ьxǫ, or the choice of letter after LCS palatal-letter, or the differentiation of LCS *ĺ ń ŕ from /l' r' n'/ (as in that study mentioned by Shevelov 1964)</text:p>
      <text:p text:style-name="P22"/>
      <text:p text:style-name="P23">While I think that the programming and data-processing challenges involved in making the Autoreconstructor are methodologically interesting in themselves, the real goal is the correct and complete phonological indexing of texts and then the carrying out of comprehensive investigations into their orthographic and underlying synchronic phonological systems.</text:p>
      <text:p text:style-name="P23"/>
      <text:p text:style-name="P24">Since TOROT is missing a good chunk of both canonical OCS and the earliest East Slavic copies of South Slavic originals, my immediate aim is to expand the amount of text that the Autoreconstructor can work on by:</text:p>
      <text:list text:style-name="L1">
        <text:list-item>
          <text:p text:style-name="P25">applying modern statistical / machine-learning methods of automatic tagging and lemmatisation (using the manually-tagged corpus as training-data) to already-digitised texts, such as the Codex Assemanianus and the Savvina Kniga (digitised in ASCII format by Jouko Lindstedt as part of the <text:span text:style-name="Default_20_Paragraph_20_Font"><text:span text:style-name="T38">Corpus Cyrillo-Methodianum Helsingiense</text:span></text:span>, <text:a xlink:type="simple" xlink:href="https://www.kielipankki.fi/download/ccmh-src/www/index.html" office:target-frame-name="_top" xlink:show="replace" text:style-name="Internet_20_link" text:visited-style-name="Visited_20_Internet_20_Link"><text:span text:style-name="Hyperlink">https://www.kielipankki.fi/download/ccmh-src/www/index.html</text:span></text:a>), and 11<text:span text:style-name="Default_20_Paragraph_20_Font"><text:span text:style-name="T60">th</text:span></text:span> century East Slavic works like Ostromir’s Gospel, the Archangel’sk Gospel, and the Izborniki 1073 and 1076, digitised as part of the Trondheim-Sofia corpus, <text:a xlink:type="simple" xlink:href="https://www.hf.ntnu.no/SofiaTrondheimCorpus/index2.html" office:target-frame-name="_top" xlink:show="replace" text:style-name="Internet_20_link" text:visited-style-name="Visited_20_Internet_20_Link"><text:span text:style-name="Hyperlink">https://www.hf.ntnu.no/SofiaTrondheimCorpus/index2.html</text:span></text:a>). The Assemanianus (freshly Cyrillicised from the ASCII file far more accurately than the woeful <text:a xlink:type="simple" xlink:href="https://titus.uni-frankfurt.de/texte/etcs/slav/aksl/asseman/assem.htm" office:target-frame-name="_top" xlink:show="replace" text:style-name="Internet_20_link" text:visited-style-name="Visited_20_Internet_20_Link">TITUS conversion</text:a>) is already included on the ocstexts.co.uk website with automatic-tagging and an Autoreconstruction based on said tagging, but for that I used (with some fixes and improvements) the outdated method described in Berdičeviskis, Eckhoff &amp; Gavrilova (2016), based on the Trigrams’n’Tags statistical-tagger (Brants 2000). I would like to instead apply modern neural-network methods, similar to those used in e.g. Besters-Dilger &amp; Rabus (2021), to get the automatic tagging and lemmatisation, and thus autoreconstructions, as accurate as possible and to lessen the amount of manual-correction needed. Separately I think it'd be an interesting standalone-project to see just how much of such a text can be accurately autoreconstructed wholly automatically in this way (i.e. what I envisage for Sections 3 and and 4 of the article). <text:s text:c="2"/></text:p>
        </text:list-item>
        <text:list-item>
          <text:p text:style-name="P25">for interesting texts which haven’t even been digitised, such as (as far as I know) the Galician Gospel of 1144, I’d like to use modern neural-network-based handwritten-text-recognition tools like Transkribus (as explored in e.g. Rabus 2019) either on the manuscript or on printed editions, to speed up the production of accurate digisations that can then be fed into the automatic tagging and reconstruction tools mentioned in 1.). <text:line-break/>I think automatic transcription would also be useful for aligning already-digitised texts with their manuscript-layout, not only so that the links to manuscript-page images can be provided for texts in the web-interface, but so that the digital text itself can optionally be laid out like it is in the manuscript, similar to this recent online edition of Psalterium <text:soft-page-break/>Sinaiticum: https://www.punco.slavistik.lmu.de/psalter_view.php?single=true&amp;cyr=1&amp;verse=150-1.</text:p>
        </text:list-item>
      </text:list>
      <text:p text:style-name="P24"/>
      <text:p text:style-name="P24">Alongside work to expand the annotated corpus of text, I would continue reconstructing and inflection-class-marking <text:a xlink:type="simple" xlink:href="https://github.com/12401453/torot_2023/blob/main/lemma_lists/chu_lemmas_master.xlsx" office:target-frame-name="_top" xlink:show="replace" text:style-name="Internet_20_link" text:visited-style-name="Visited_20_Internet_20_Link">OCS</text:a> and <text:a xlink:type="simple" xlink:href="https://github.com/12401453/torot_2023/blob/main/lemma_lists/orv_lemmas_master.xlsx" office:target-frame-name="_top" xlink:show="replace" text:style-name="Internet_20_link" text:visited-style-name="Visited_20_Internet_20_Link">Old Russian</text:a><text:span text:style-name="Footnote_20_Reference"><text:note text:id="ftn1" text:note-class="footnote"><text:note-citation>1</text:note-citation><text:note-body><text:p text:style-name="Footnote">Most of the texts in the Old Russian part of TOROT are too late to be sensibly autoreconstructed (the main exceptions being Uspenskij Sbornik, the First Novgorod Chronicle, and Russkaja Pravda); I ran them through the Autoreconstructor mostly just to see what would happen, so one should bear this in mind when viewing the links in the submitted-piece to Old Russian forms. The quality of the manual-tagging is also noticeably worse than that of the OCS texts. A good portion of the reconstructed OR lemmas were just automatched to their reconstructed OCS counterparts, which can very occasionally causes false matches.</text:p></text:note-body></text:note></text:span> lemmas. The recent digitisation of the two OCS dictionaries (the <text:span text:style-name="Default_20_Paragraph_20_Font"><text:span text:style-name="T38">Slovník nejstarších staroslověnských památek</text:span></text:span> for canonical OCS and the <text:span text:style-name="Default_20_Paragraph_20_Font"><text:span text:style-name="T38">Slovník jazyka staroslověnského </text:span></text:span>which also includes later manuscripts) at <text:a xlink:type="simple" xlink:href="http://gorazd.org/gulliver/" office:target-frame-name="_top" xlink:show="replace" text:style-name="Internet_20_link" text:visited-style-name="Visited_20_Internet_20_Link">http://gorazd.org/gulliver/</text:a> means that a full list of canonical OCS lemmas can be extracted (via web-scraping; cf. the dictionary-widget on ocstexts.co.uk which just steals the data of individual entries) and added to my lemma-spreadsheet even before they are encountered in annotated texts, so even as-yet out-of-vocabulary (i.e. not-in-the-training-data) lemmas should be available to automatic lemmatisation methods.</text:p>
      <text:p text:style-name="P24"/>
      <text:p text:style-name="P24">I would expect the corpus-expanding and -tagging work outlined above to take up most of this year, and then in the final year I would turn to actual investigations of the texts:</text:p>
      <text:p text:style-name="P24"/>
      <text:p text:style-name="P24">My chief interest here will be in how system-level structural differences arising in the disintegrating Slavic dialects might find expression in spellings, given that we have very early texts which purport to share a literary-medium but are from dialect-areas as diverse as northern Macedonian (verging on Serbian) and northern Russian, which occupy two ends of a spectrum along which Slavic phonological systems can be classified, viz. the extent of the development of phonemic secondary consonant-palatalisation before LCS front-vowels and thus number of hard/soft consonant-pairs which are opposed to each other only by the distinctive-feature of 'tonality'. It can be seen from the phonological systems of modern Ukrainian and Russian that the more hard/soft consonant pairs in the system the greater the importance of these consonantal tonality-distinctions for the organisation of the system as a whole: in Russian all consonants, even unpaired palatals like /č ž j š c/, are 'paradigmatically' hard or soft, meaning they determine the pronunication of surrounding vowel-phonemes and can never themselves be hardened or softened by surrounding vowels, whereas in Ukrainian, where phonemically soft labials and (dialectally) /r'/ have gone, it's the vowels which hold the whip-hand: /c/ is usually soft but hardens before /e/ and /<text:span text:style-name="Default_20_Paragraph_20_Font"><text:span text:style-name="T61">ÿ</text:span></text:span>/, whereas /č ž š/ are usually hard but soften before /i/ and when geminated. Precisely <text:span text:style-name="Default_20_Paragraph_20_Font"><text:span text:style-name="T38">when</text:span></text:span> such differences arose in East Slavic is very difficult to determine, because of both the nature of the Cyrillic alphabet and the fact that pre-Mongol Rus', where we expect such differences to have developed, had basically a single written culture.</text:p>
      <text:p text:style-name="P24">In Townsend &amp; Janda (1996: 107-8) our attention is brought to a fascinating inverse-relationship in the Slavic dialects between the extent of phonemic tonality-distinctions in consonants on the one hand, and the longer maintenance of pitch-distinctions and distinctive vowel-length on the other. This is linked to earlier loss of jers in central vs. peripheral areas, with far southwestern Ukrainian being the most central and thus most likely to have either lost or not developed secondary consonant palatalisation and to have longer maintained distinctive vowel-length (the best précis of such intra-East Slavic dialect differences remains Trubetzkoy 1924).</text:p>
      <text:p text:style-name="P24">My comprehensive phonemic indexing of early East Slavic texts would allow us to look for signs of such correlations, because not only could I easily quantify the extent of the Jer Shift, but I could also quickly look for signs of vowel-length (like loss of inter-vocalic /j/ and contraction in e.g. *aje or *oje groups, in e.g. long-adjectives or the 3sg. pres. verb ending, cf. OCS ‑<text:span text:style-name="Default_20_Paragraph_20_Font"><text:span text:style-name="T62">аатъ</text:span></text:span> spellings), and differences in the paradigmatisation of hard/soft consonant oppositions could be probed by studying the letters used after &lt;<text:span text:style-name="Default_20_Paragraph_20_Font"><text:span text:style-name="T62">ш ч ц ж</text:span></text:span>&gt; (do we expect e.g. &lt;<text:span text:style-name="Default_20_Paragraph_20_Font"><text:span text:style-name="T62">ю ѭ ѧ</text:span></text:span>&gt; to be <text:span text:style-name="Default_20_Paragraph_20_Font"><text:span text:style-name="T38">more</text:span></text:span> likely as devices for conveying the softness of such palatal-phonemes in systems like Russian where this softness is <text:soft-page-break/>more systematically important than it is in systems like Ukrainian?). Even things like use of a palatalisation-diacritic to distinguish LCS *ń and *ĺ before *e might hint at the lack of secondary palatalisation of LCS plain *l *n before *e, as Shevelov (1964: 490) mentions in relation to the Archangel'sk Gospel and the Izbornik 1073. Giving people (me) the ability to quickly verify the philological facts adduced in such arguments in the literature (by searching texts like those for *ńe, *ĺe etc. groups) was one of the main motivations behind my whole idea of using LCS reconstructions as phonological annotation.</text:p>
      <text:p text:style-name="P24"/>
      <text:p text:style-name="P26">I would like to apply modern phonological theory to my analysis of texts, but my experience of attending the Graduate Foundations Phonology course last year suggests that generativists don't understand the difference between phonology and morphology (i.e. they think that words being derivationally or morphologically related has an effect on the phonemic identity of the forms; that a word like Ru. моряк contains an /o/ despite never being pronounced with one, or even that нёс contains an /e/); things like Optimality Theory simply restate facts and explain nothing at all (e.g. Padgett 2001, the main idea of which, contrast-maximisation, is utterly independent of the Optimality-Theory framework surrounding it); and even some of the more traditional structuralist tenets, according to which there should be no opposition between e.g. OCS /ję/ and /ę/ or /je/ and /e/ (since they are in total complementary distribution with each other), appear to be contradicted by the very history of OCS writing, where devices to disambiguate such pairs are literally spontaneously invented by the scribes (see pg. 9 of the submitted piece).</text:p>
      <text:p text:style-name="P26"/>
      <text:p text:style-name="P27">To summarise, the timetable for my next steps is roughly:</text:p>
      <text:p text:style-name="P28">Michaelmas 2025:</text:p>
      <text:list text:style-name="L2">
        <text:list-item>
          <text:p text:style-name="P29"><text:span text:style-name="Default_20_Paragraph_20_Font"><text:span text:style-name="T63">Get a proper lemmatisation and tagging pipeline set up that improves on Rabus's efforts</text:span></text:span></text:p>
        </text:list-item>
        <text:list-item>
          <text:p text:style-name="P30">Get the Bulgarians to send me the raw text of the early East Slavic texts from the Sofia-Trondheim corpus (the online PDFs are encoded in such a way that the text-data is actually unrecoverable)</text:p>
        </text:list-item>
        <text:list-item>
          <text:p text:style-name="P30">Convert the Savvina Kniga ASCII file from Lindstedt's corpus back to Cyrillic</text:p>
        </text:list-item>
        <text:list-item>
          <text:p text:style-name="P30">Run all these new texts + Assemanianus through the improved lemmatisation &amp; tagging pipeline and Autoreconstructor so that the tagging can be quickly manually-corrected</text:p>
        </text:list-item>
        <text:list-item>
          <text:p text:style-name="P30">Continue reconstructing and inflection-class-marking lemmas from the TOROT OCS texts and checking the existing annotations</text:p>
        </text:list-item>
      </text:list>
      <text:p text:style-name="P27"/>
      <text:p text:style-name="P31"><text:span text:style-name="Default_20_Paragraph_20_Font"><text:span text:style-name="T64">Hilary 2025:</text:span></text:span></text:p>
      <text:list text:style-name="L3">
        <text:list-item>
          <text:p text:style-name="P32">Add awareness of clitics to both the Autoreconstructor and my database, so that developments affecting whole ‘phonological words’ are properly indexed (unstressable lemmas are already marked)</text:p>
        </text:list-item>
        <text:list-item>
          <text:p text:style-name="P32">Get to grips with AI transcription technology and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Footnote_20_Symbol" style:display-name="Footnote Symbol" style:family="text"/>
    <style:style style:name="Footnote_20_anchor" style:display-name="Footnote anchor" style:family="text">
      <style:text-properties style:text-position="super 58%"/>
    </style:style>
    <style:style style:name="WW_5f_CharLFO3LVL1" style:display-name="WW_CharLFO3LVL1" style:family="text">
      <style:text-properties style:font-name="Symbol" fo:font-family="Symbol" style:font-family-generic="roman"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16T08:24:39.183564245</meta:creation-date>
    <dc:date>2025-11-03T06:14:07.685323118</dc:date>
    <meta:editing-duration>PT20M8S</meta:editing-duration>
    <meta:editing-cycles>9</meta:editing-cycles>
    <meta:generator>LibreOffice/25.8.1.1$Linux_X86_64 LibreOffice_project/580$Build-1</meta:generator>
    <meta:document-statistic meta:table-count="0" meta:image-count="0" meta:object-count="0" meta:page-count="5" meta:paragraph-count="45" meta:word-count="2930" meta:character-count="18888" meta:non-whitespace-character-count="15994"/>
  </office:meta>
</office:document-meta>
</file>